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A2D6C393EB320FE.png" manifest:media-type="image/png"/>
  <manifest:file-entry manifest:full-path="Pictures/1000020100000106000000878E40DE2209CB45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363cm" svg:y="0.265cm" svg:width="6.932cm" svg:height="3.572cm" draw:z-index="0"><draw:image xlink:href="Pictures/1000020100000106000000878E40DE2209CB45EC.png" xlink:type="simple" xlink:show="embed" xlink:actuate="onLoad" loext:mime-type="image/png"/></draw:frame><draw:frame draw:style-name="fr1" draw:name="Figura2" text:anchor-type="char" svg:x="-0.265cm" svg:y="4.207cm" svg:width="17cm" svg:height="9.557cm" draw:z-index="1"><draw:image xlink:href="Pictures/100002010000055600000300BA2D6C393EB320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5:05:57.375962114</meta:creation-date>
    <dc:date>2022-03-11T15:09:58.798149779</dc:date>
    <meta:editing-duration>PT1M4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